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ext-properties fo:font-size="10pt" style:font-size-asian="10pt" style:font-size-complex="10pt"/>
    </style:style>
    <style:style style:name="ce8" style:family="table-cell" style:parent-style-name="Default" style:data-style-name="N11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1" table:default-cell-style-name="ce7"/>
        <table:table-column table:style-name="co1" table:number-columns-repeated="1020" table:default-cell-style-name="ce3"/>
        <table:table-row table:style-name="ro1" table:number-rows-repeated="4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Sheet1.J29" table:end-x="0.4098in" table:end-y="0.0736in" draw:z-index="0" draw:style-name="gr1" svg:width="4.6417in" svg:height="4.3055in" svg:x="0.2134in" svg:y="0.0217in">
              <draw:object draw:notify-on-update-of-ranges="Sheet1.B6:Sheet1.B6 Sheet1.B7:Sheet1.B18 Sheet1.C6:Sheet1.C6 Sheet1.C7:Sheet1.C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onth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6" office:value-type="string">
            <text:p>% change</text:p>
          </table:table-cell>
          <table:table-cell table:style-name="ce1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ROUND([.C7]/[.B7]-1;2)" office:value-type="percentage" office:value="0.2">
            <text:p>20.00%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ROUND([.C8]/[.B8]-1;2)" office:value-type="percentage" office:value="0.19">
            <text:p>19.00%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formula="of:=ROUND([.C9]/[.B9]-1;2)" office:value-type="percentage" office:value="0.18">
            <text:p>18.00%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formula="of:=ROUND([.C10]/[.B10]-1;2)" office:value-type="percentage" office:value="0.17">
            <text:p>17.00%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ROUND([.C11]/[.B11]-1;2)" office:value-type="percentage" office:value="0.17">
            <text:p>17.00%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formula="of:=ROUND([.C12]/[.B12]-1;2)" office:value-type="percentage" office:value="0.16">
            <text:p>16.00%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ROUND([.C13]/[.B13]-1;2)" office:value-type="percentage" office:value="0.15">
            <text:p>15.00%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ROUND([.C14]/[.B14]-1;2)" office:value-type="percentage" office:value="0.15">
            <text:p>15.00%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formula="of:=ROUND([.C15]/[.B15]-1;2)" office:value-type="percentage" office:value="0.14">
            <text:p>14.00%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formula="of:=ROUND([.C16]/[.B16]-1;2)" office:value-type="percentage" office:value="0.14">
            <text:p>14.00%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formula="of:=ROUND([.C17]/[.B17]-1;2)" office:value-type="percentage" office:value="0.13">
            <text:p>13.00%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ROUND([.C18]/[.B18]-1;2)" office:value-type="percentage" office:value="0.13">
            <text:p>13.00%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tal</text:p>
          </table:table-cell>
          <table:table-cell table:style-name="ce5" table:formula="of:=SUM([.B7:.B18])" office:value-type="float" office:value="306">
            <text:p>306</text:p>
          </table:table-cell>
          <table:table-cell table:style-name="ce5" table:formula="of:=SUM([.C7:.C18])" office:value-type="float" office:value="354">
            <text:p>354</text:p>
          </table:table-cell>
          <table:table-cell table:style-name="ce8" table:formula="of:=ROUND([.C19]/[.B19]-1;2)" office:value-type="percentage" office:value="0.16">
            <text:p>16.00%</text:p>
          </table:table-cell>
          <table:table-cell table:style-name="ce4"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5/20/2013</text:date>, <text:time>20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3-05-20T20:05:54</dc:date>
    <meta:editing-duration>PT00H52M39S</meta:editing-duration>
    <meta:editing-cycles>6</meta:editing-cycles>
    <meta:generator>NeoOffice_Secure_Edition/2013_Beta$Unix OpenOffice.org_project/</meta:generator>
    <meta:document-statistic meta:table-count="3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7cm" chart:class="chart:bar" chart:style-name="ch1">
        <chart:legend chart:legend-position="end" svg:x="10.279cm" svg:y="4.973cm" chart:style-name="ch2"/>
        <chart:plot-area chart:style-name="ch3" table:cell-range-address="Sheet1.B6:Sheet1.C18" chart:data-source-has-labels="row" svg:x="0.269cm" svg:y="0.218cm" svg:width="9.776cm" svg:height="10.266cm">
          <chart:axis chart:dimension="x" chart:name="primary-x" chart:style-name="ch4">
            <chart:title svg:x="5.002cm" svg:y="10.13cm" chart:style-name="ch5">
              <text:p>Month</text:p>
            </chart:title>
          </chart:axis>
          <chart:axis chart:dimension="y" chart:name="primary-y" chart:style-name="ch6">
            <chart:title svg:x="0.236cm" svg:y="5.612cm" chart:style-name="ch7">
              <text:p>Amount</text:p>
            </chart:title>
            <chart:grid chart:style-name="ch8" chart:class="major"/>
          </chart:axis>
          <chart:series chart:style-name="ch9" chart:values-cell-range-address="Sheet1.B7:Sheet1.B18" chart:label-cell-address="Sheet1.B6:Sheet1.B6" chart:class="chart:bar">
            <chart:data-point chart:repeated="12"/>
          </chart:series>
          <chart:series chart:style-name="ch10" chart:values-cell-range-address="Sheet1.C7:Sheet1.C18" chart:label-cell-address="Sheet1.C6:Sheet1.C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6:Sheet1.B6">2013</text:p>
              </table:table-cell>
              <table:table-cell office:value-type="string">
                <text:p text:id="Sheet1.C6:Sheet1.C6">20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 text:id="Sheet1.B7:Sheet1.B18">20</text:p>
              </table:table-cell>
              <table:table-cell office:value-type="float" office:value="24">
                <text:p text:id="Sheet1.C7:Sheet1.C18"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_Secure_Edition/2013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